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2a1a5" officeooo:paragraph-rsid="000977f9"/>
    </style:style>
    <style:style style:name="P2" style:family="paragraph" style:parent-style-name="Preformatted_20_Text">
      <style:text-properties officeooo:paragraph-rsid="000977f9"/>
    </style:style>
    <style:style style:name="P3" style:family="paragraph" style:parent-style-name="Preformatted_20_Text">
      <style:text-properties officeooo:paragraph-rsid="00253e91"/>
    </style:style>
    <style:style style:name="P4" style:family="paragraph" style:parent-style-name="Preformatted_20_Text">
      <style:text-properties officeooo:paragraph-rsid="0026655a"/>
    </style:style>
    <style:style style:name="P5" style:family="paragraph" style:parent-style-name="Preformatted_20_Text">
      <style:text-properties officeooo:paragraph-rsid="0030693e"/>
    </style:style>
    <style:style style:name="P6" style:family="paragraph" style:parent-style-name="Preformatted_20_Text">
      <style:text-properties officeooo:paragraph-rsid="0034176a"/>
    </style:style>
    <style:style style:name="P7" style:family="paragraph" style:parent-style-name="Preformatted_20_Text">
      <style:text-properties officeooo:rsid="003a963b" officeooo:paragraph-rsid="003dd511"/>
    </style:style>
    <style:style style:name="P8" style:family="paragraph" style:parent-style-name="Preformatted_20_Text">
      <style:text-properties officeooo:rsid="003a963b" officeooo:paragraph-rsid="003fbf11"/>
    </style:style>
    <style:style style:name="P9" style:family="paragraph" style:parent-style-name="Preformatted_20_Text">
      <style:text-properties officeooo:rsid="003a963b" officeooo:paragraph-rsid="0055dae1"/>
    </style:style>
    <style:style style:name="P10" style:family="paragraph" style:parent-style-name="Preformatted_20_Text">
      <style:text-properties officeooo:rsid="003a963b" officeooo:paragraph-rsid="00589cd0"/>
    </style:style>
    <style:style style:name="P11" style:family="paragraph" style:parent-style-name="Preformatted_20_Text">
      <style:text-properties officeooo:rsid="003a963b" officeooo:paragraph-rsid="00592cfd"/>
    </style:style>
    <style:style style:name="P12" style:family="paragraph" style:parent-style-name="Preformatted_20_Text">
      <style:text-properties officeooo:paragraph-rsid="003fbf11"/>
    </style:style>
    <style:style style:name="P13" style:family="paragraph" style:parent-style-name="Preformatted_20_Text">
      <style:text-properties officeooo:paragraph-rsid="00428d0f"/>
    </style:style>
    <style:style style:name="P14" style:family="paragraph" style:parent-style-name="Preformatted_20_Text">
      <style:text-properties officeooo:paragraph-rsid="0042a5be"/>
    </style:style>
    <style:style style:name="P15" style:family="paragraph" style:parent-style-name="Preformatted_20_Text">
      <style:text-properties officeooo:paragraph-rsid="00449348"/>
    </style:style>
    <style:style style:name="P16" style:family="paragraph" style:parent-style-name="Preformatted_20_Text">
      <style:text-properties officeooo:paragraph-rsid="00589cd0"/>
    </style:style>
    <style:style style:name="P17" style:family="paragraph" style:parent-style-name="Preformatted_20_Text">
      <style:text-properties officeooo:paragraph-rsid="00592cfd"/>
    </style:style>
    <style:style style:name="P18" style:family="paragraph" style:parent-style-name="Preformatted_20_Text">
      <style:text-properties officeooo:rsid="005bfcf6" officeooo:paragraph-rsid="005bfcf6"/>
    </style:style>
    <style:style style:name="P19" style:family="paragraph" style:parent-style-name="Preformatted_20_Text">
      <style:paragraph-properties fo:margin-top="0in" fo:margin-bottom="0.1965in" loext:contextual-spacing="false"/>
    </style:style>
    <style:style style:name="P20" style:family="paragraph" style:parent-style-name="Preformatted_20_Text">
      <style:paragraph-properties fo:margin-top="0in" fo:margin-bottom="0.1965in" loext:contextual-spacing="false"/>
      <style:text-properties officeooo:rsid="0012d416" officeooo:paragraph-rsid="000977f9"/>
    </style:style>
    <style:style style:name="P21" style:family="paragraph" style:parent-style-name="Preformatted_20_Text">
      <style:paragraph-properties fo:margin-top="0in" fo:margin-bottom="0.1965in" loext:contextual-spacing="false"/>
      <style:text-properties officeooo:paragraph-rsid="000977f9"/>
    </style:style>
    <style:style style:name="P22" style:family="paragraph" style:parent-style-name="Preformatted_20_Text">
      <style:paragraph-properties fo:margin-top="0in" fo:margin-bottom="0.1965in" loext:contextual-spacing="false"/>
      <style:text-properties officeooo:paragraph-rsid="0025d741"/>
    </style:style>
    <style:style style:name="P23" style:family="paragraph" style:parent-style-name="Standard">
      <style:text-properties officeooo:rsid="00088bdb" officeooo:paragraph-rsid="000977f9"/>
    </style:style>
    <style:style style:name="P24" style:family="paragraph" style:parent-style-name="Standard">
      <style:text-properties officeooo:rsid="00088bdb" officeooo:paragraph-rsid="0018bf65"/>
    </style:style>
    <style:style style:name="P25" style:family="paragraph" style:parent-style-name="Standard">
      <style:text-properties officeooo:rsid="0012d416" officeooo:paragraph-rsid="000977f9"/>
    </style:style>
    <style:style style:name="P26" style:family="paragraph" style:parent-style-name="Standard">
      <style:text-properties officeooo:paragraph-rsid="000977f9"/>
    </style:style>
    <style:style style:name="P27" style:family="paragraph" style:parent-style-name="Standard">
      <style:text-properties officeooo:paragraph-rsid="0015838a"/>
    </style:style>
    <style:style style:name="P28" style:family="paragraph" style:parent-style-name="Standard">
      <style:text-properties officeooo:paragraph-rsid="0018f7c6"/>
    </style:style>
    <style:style style:name="P29" style:family="paragraph" style:parent-style-name="Standard">
      <style:text-properties officeooo:paragraph-rsid="001a5546"/>
    </style:style>
    <style:style style:name="P30" style:family="paragraph" style:parent-style-name="Standard">
      <style:text-properties officeooo:paragraph-rsid="00171660"/>
    </style:style>
    <style:style style:name="P31" style:family="paragraph" style:parent-style-name="Standard">
      <style:text-properties officeooo:paragraph-rsid="0023dac0"/>
    </style:style>
    <style:style style:name="P32" style:family="paragraph" style:parent-style-name="Standard">
      <style:text-properties officeooo:paragraph-rsid="00253e91"/>
    </style:style>
    <style:style style:name="P33" style:family="paragraph" style:parent-style-name="Standard">
      <style:text-properties officeooo:paragraph-rsid="0021eea7"/>
    </style:style>
    <style:style style:name="P34" style:family="paragraph" style:parent-style-name="Standard">
      <style:text-properties officeooo:paragraph-rsid="0027de8c"/>
    </style:style>
    <style:style style:name="P35" style:family="paragraph" style:parent-style-name="Standard">
      <style:text-properties officeooo:paragraph-rsid="00299d1b"/>
    </style:style>
    <style:style style:name="P36" style:family="paragraph" style:parent-style-name="Standard">
      <style:text-properties officeooo:paragraph-rsid="002b32fd"/>
    </style:style>
    <style:style style:name="P37" style:family="paragraph" style:parent-style-name="Standard">
      <style:text-properties officeooo:paragraph-rsid="0030693e"/>
    </style:style>
    <style:style style:name="P38" style:family="paragraph" style:parent-style-name="Standard">
      <style:text-properties officeooo:paragraph-rsid="0039c5c9"/>
    </style:style>
    <style:style style:name="P39" style:family="paragraph" style:parent-style-name="Standard">
      <style:text-properties officeooo:rsid="00358f17" officeooo:paragraph-rsid="00358f17"/>
    </style:style>
    <style:style style:name="P40" style:family="paragraph" style:parent-style-name="Standard">
      <style:text-properties officeooo:rsid="003a963b" officeooo:paragraph-rsid="003a963b"/>
    </style:style>
    <style:style style:name="P41" style:family="paragraph" style:parent-style-name="Standard">
      <style:text-properties officeooo:rsid="003a963b" officeooo:paragraph-rsid="003dd511"/>
    </style:style>
    <style:style style:name="P42" style:family="paragraph" style:parent-style-name="Standard">
      <style:text-properties officeooo:rsid="003a963b" officeooo:paragraph-rsid="003fbf11"/>
    </style:style>
    <style:style style:name="P43" style:family="paragraph" style:parent-style-name="Standard">
      <style:text-properties officeooo:rsid="003a963b" officeooo:paragraph-rsid="00428d0f"/>
    </style:style>
    <style:style style:name="P44" style:family="paragraph" style:parent-style-name="Standard">
      <style:text-properties officeooo:paragraph-rsid="0047f7bd"/>
    </style:style>
    <style:style style:name="P45" style:family="paragraph" style:parent-style-name="Standard">
      <style:text-properties officeooo:rsid="00481254" officeooo:paragraph-rsid="00481254"/>
    </style:style>
    <style:style style:name="P46" style:family="paragraph" style:parent-style-name="Standard">
      <style:text-properties officeooo:rsid="005bfcf6" officeooo:paragraph-rsid="005bfcf6"/>
    </style:style>
    <style:style style:name="P47" style:family="paragraph" style:parent-style-name="Standard">
      <style:text-properties fo:font-weight="bold" officeooo:rsid="003a963b" officeooo:paragraph-rsid="003fbf11" style:font-weight-asian="bold" style:font-weight-complex="bold"/>
    </style:style>
    <style:style style:name="P48" style:family="paragraph" style:parent-style-name="Standard">
      <style:text-properties fo:font-weight="bold" officeooo:rsid="005bfcf6" officeooo:paragraph-rsid="005bfcf6" style:font-weight-asian="bold" style:font-weight-complex="bold"/>
    </style:style>
    <style:style style:name="P49" style:family="paragraph" style:parent-style-name="Standard">
      <style:text-properties officeooo:paragraph-rsid="005e4897"/>
    </style:style>
    <style:style style:name="P50" style:family="paragraph" style:parent-style-name="Text_20_body">
      <style:text-properties officeooo:paragraph-rsid="00299d1b"/>
    </style:style>
    <style:style style:name="P51" style:family="paragraph" style:parent-style-name="Standard">
      <style:paragraph-properties fo:margin-top="0in" fo:margin-bottom="0.1965in" loext:contextual-spacing="false"/>
      <style:text-properties officeooo:paragraph-rsid="005edafd"/>
    </style:style>
    <style:style style:name="P52" style:family="paragraph" style:parent-style-name="Preformatted_20_Text">
      <style:text-properties officeooo:paragraph-rsid="005edafd"/>
    </style:style>
    <style:style style:name="P53" style:family="paragraph" style:parent-style-name="Preformatted_20_Text">
      <style:paragraph-properties fo:margin-top="0in" fo:margin-bottom="0.1965in" loext:contextual-spacing="false"/>
      <style:text-properties officeooo:paragraph-rsid="005edafd"/>
    </style:style>
    <style:style style:name="T1" style:family="text">
      <style:text-properties officeooo:rsid="0005ca4d"/>
    </style:style>
    <style:style style:name="T2" style:family="text">
      <style:text-properties officeooo:rsid="0002f83d"/>
    </style:style>
    <style:style style:name="T3" style:family="text">
      <style:text-properties officeooo:rsid="002d3c10"/>
    </style:style>
    <style:style style:name="T4" style:family="text">
      <style:text-properties officeooo:rsid="002e516b"/>
    </style:style>
    <style:style style:name="T5" style:family="text">
      <style:text-properties officeooo:rsid="00352a29"/>
    </style:style>
    <style:style style:name="T6" style:family="text">
      <style:text-properties officeooo:rsid="00244376"/>
    </style:style>
    <style:style style:name="T7" style:family="text">
      <style:text-properties officeooo:rsid="0012d416"/>
    </style:style>
    <style:style style:name="T8" style:family="text">
      <style:text-properties officeooo:rsid="00284769"/>
    </style:style>
    <style:style style:name="T9" style:family="text">
      <style:text-properties officeooo:rsid="001be5ea"/>
    </style:style>
    <style:style style:name="T10" style:family="text">
      <style:text-properties officeooo:rsid="0015838a"/>
    </style:style>
    <style:style style:name="T11" style:family="text">
      <style:text-properties officeooo:rsid="001755b2"/>
    </style:style>
    <style:style style:name="T12" style:family="text">
      <style:text-properties fo:font-size="18pt" fo:font-weight="bold" officeooo:rsid="0038fa43" style:font-size-asian="18pt" style:font-weight-asian="bold" style:font-size-complex="18pt" style:font-weight-complex="bold"/>
    </style:style>
    <style:style style:name="T13" style:family="text">
      <style:text-properties officeooo:rsid="0038fa43"/>
    </style:style>
    <style:style style:name="T14" style:family="text">
      <style:text-properties officeooo:rsid="003c5e6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5f1a3" style:font-weight-asian="bold" style:font-weight-complex="bold"/>
    </style:style>
    <style:style style:name="T17" style:family="text">
      <style:text-properties fo:font-weight="bold" officeooo:rsid="00469d9b" style:font-weight-asian="bold" style:font-weight-complex="bold"/>
    </style:style>
    <style:style style:name="T18" style:family="text">
      <style:text-properties fo:font-weight="bold" officeooo:rsid="0027de8c" style:font-weight-asian="bold" style:font-weight-complex="bold"/>
    </style:style>
    <style:style style:name="T19" style:family="text">
      <style:text-properties fo:font-weight="bold" officeooo:rsid="00299d1b" style:font-weight-asian="bold" style:font-weight-complex="bold"/>
    </style:style>
    <style:style style:name="T20" style:family="text">
      <style:text-properties fo:font-weight="bold" officeooo:rsid="002b32fd" style:font-weight-asian="bold" style:font-weight-complex="bold"/>
    </style:style>
    <style:style style:name="T21" style:family="text">
      <style:text-properties fo:font-weight="bold" officeooo:rsid="00376947" style:font-weight-asian="bold" style:font-weight-complex="bold"/>
    </style:style>
    <style:style style:name="T22" style:family="text">
      <style:text-properties fo:font-weight="bold" officeooo:rsid="005b03d9" fo:background-color="#dddddd" loext:char-shading-value="0" style:font-weight-asian="bold" style:font-weight-complex="bold"/>
    </style:style>
    <style:style style:name="T23" style:family="text">
      <style:text-properties fo:font-size="13pt" fo:font-weight="bold" officeooo:rsid="00486ce8" style:font-size-asian="13pt" style:font-weight-asian="bold" style:font-size-complex="13pt" style:font-weight-complex="bold"/>
    </style:style>
    <style:style style:name="T24" style:family="text">
      <style:text-properties officeooo:rsid="005ac4b5"/>
    </style:style>
    <style:style style:name="T25" style:family="text">
      <style:text-properties officeooo:rsid="005ac4b5" fo:background-color="#dddddd" loext:char-shading-value="0"/>
    </style:style>
    <style:style style:name="T26" style:family="text">
      <style:text-properties officeooo:rsid="005b03d9"/>
    </style:style>
    <style:style style:name="T27" style:family="text">
      <style:text-properties officeooo:rsid="005f862c"/>
    </style:style>
    <style:style style:name="T28" style:family="text">
      <style:text-properties officeooo:rsid="005fcbb1"/>
    </style:style>
    <style:style style:name="T29" style:family="text">
      <style:text-properties officeooo:rsid="00636f63"/>
    </style:style>
    <style:style style:name="T30" style:family="text">
      <style:text-properties officeooo:rsid="001ff1e0"/>
    </style:style>
    <style:style style:name="T31" style:family="text">
      <style:text-properties officeooo:rsid="002113cd"/>
    </style:style>
    <style:style style:name="T32" style:family="text">
      <style:text-properties fo:font-weight="normal" officeooo:rsid="002b32fd" style:font-weight-asian="normal" style:font-weight-complex="normal"/>
    </style:style>
    <style:style style:name="T33" style:family="text">
      <style:text-properties fo:font-weight="normal" officeooo:rsid="002f68e6" style:font-weight-asian="normal" style:font-weight-complex="normal"/>
    </style:style>
    <style:style style:name="T34" style:family="text">
      <style:text-properties officeooo:rsid="00326537"/>
    </style:style>
    <style:style style:name="T35" style:family="text">
      <style:text-properties officeooo:rsid="0034176a"/>
    </style:style>
    <style:style style:name="T36" style:family="text">
      <style:text-properties officeooo:rsid="00399a2d"/>
    </style:style>
    <style:style style:name="T37" style:family="text">
      <style:text-properties officeooo:rsid="0039c5c9"/>
    </style:style>
    <style:style style:name="T38" style:family="text">
      <style:text-properties officeooo:rsid="003dd511"/>
    </style:style>
    <style:style style:name="T39" style:family="text">
      <style:text-properties officeooo:rsid="003a963b"/>
    </style:style>
    <style:style style:name="T40" style:family="text">
      <style:text-properties officeooo:rsid="0042a5be"/>
    </style:style>
    <style:style style:name="T41" style:family="text">
      <style:text-properties officeooo:rsid="004a1945"/>
    </style:style>
    <style:style style:name="T42" style:family="text">
      <style:text-properties officeooo:rsid="004bfbaf"/>
    </style:style>
    <style:style style:name="T43" style:family="text">
      <style:text-properties officeooo:rsid="004ca002"/>
    </style:style>
    <style:style style:name="T44" style:family="text">
      <style:text-properties officeooo:rsid="00524dfe"/>
    </style:style>
    <style:style style:name="T45" style:family="text">
      <style:text-properties officeooo:rsid="0052fd0f"/>
    </style:style>
    <style:style style:name="T46" style:family="text">
      <style:text-properties officeooo:rsid="00589cd0"/>
    </style:style>
    <style:style style:name="T47" style:family="text">
      <style:text-properties officeooo:rsid="00592cfd"/>
    </style:style>
    <style:style style:name="T48" style:family="text">
      <style:text-properties officeooo:rsid="005eda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NOTE: <text:a xlink:type="simple" xlink:href="https://stackoverflow.com/questions/24199029/django-cannot-find-static-files-need-a-second-pair-of-eyes-im-going-crazy" text:style-name="Internet_20_link" text:visited-style-name="Visited_20_Internet_20_Link">https://stackoverflow.com/questions/24199029/django-cannot-find-static-files-need-a-second-pair-of-eyes-im-going-crazy</text:a></text:p>
      <text:p text:style-name="P23"/>
      <text:p text:style-name="P24"><text:a xlink:type="simple" xlink:href="https://www.digitalocean.com/community/tutorials/how-to-serve-django-applications-with-apache-and-mod_wsgi-on-ubuntu-14-04" text:style-name="Internet_20_link" text:visited-style-name="Visited_20_Internet_20_Link">https://www.digitalocean.com/community/tutorials/how-to-serve-django-applications-with-apache-and-mod_wsgi-on-ubuntu-14-04</text:a></text:p>
      <text:p text:style-name="P24"/>
      <text:p text:style-name="P45"><text:a xlink:type="simple" xlink:href="https://www.digitalocean.com/community/tutorials/how-to-set-up-django-with-postgres-nginx-and-gunicorn-on-ubuntu-14-04" text:style-name="Internet_20_link" text:visited-style-name="Visited_20_Internet_20_Link">https://www.digitalocean.com/community/tutorials/how-to-set-up-django-with-postgres-nginx-and-gunicorn-on-ubuntu-14-04</text:a></text:p>
      <text:p text:style-name="P45"/>
      <text:p text:style-name="P24">NOTE: <text:a xlink:type="simple" xlink:href="https://stackoverflow.com/questions/24199029/django-cannot-find-static-files-need-a-second-pair-of-eyes-im-going-crazy" text:style-name="Internet_20_link" text:visited-style-name="Visited_20_Internet_20_Link">https://stackoverflow.com/questions/24199029/django-cannot-find-static-files-need-a-second-pair-of-eyes-im-going-crazy</text:a></text:p>
      <text:p text:style-name="P24"/>
      <text:p text:style-name="P24"/>
      <text:p text:style-name="P26"><text:span text:style-name="T1">DEBUG MODE: </text:span>STATICFILES_DIRS = ("<text:span text:style-name="T2">/home/shaban/BLINK-NET/static</text:span>", ) </text:p>
      <text:p text:style-name="P26"/>
      <text:p text:style-name="P26"><text:span text:style-name="T1">DEPLOY MODE: </text:span>STATIC_ROOT = ("path/to/static_root"), <text:span text:style-name="Source_20_Text">python manage.py collectstatic</text:span></text:p>
      <text:p text:style-name="P26"><text:span text:style-name="Source_20_Text"/></text:p>
      <text:p text:style-name="P49"><text:span text:style-name="Source_20_Text"><text:span text:style-name="T3">ssh <text:s/>kalid@104.236.67.66</text:span></text:span></text:p>
      <text:p text:style-name="P49"><text:span text:style-name="Source_20_Text"><text:span text:style-name="T4">http://104.236.67.66:8080</text:span></text:span></text:p>
      <text:p text:style-name="P38"><text:span text:style-name="Source_20_Text"><text:span text:style-name="T37"><text:s/>python manage.py runserver 0.0.0.0:8000</text:span></text:span></text:p>
      <text:p text:style-name="P38"><text:span text:style-name="Source_20_Text"/></text:p>
      <text:p text:style-name="P38"><text:span text:style-name="Source_20_Text"/></text:p>
      <text:p text:style-name="P26"><text:span text:style-name="Source_20_Text"><text:span text:style-name="T3">password:kalid100</text:span></text:span></text:p>
      <text:p text:style-name="P26"><text:span text:style-name="Source_20_Text"/></text:p>
      <text:p text:style-name="P51"><text:span text:style-name="Source_20_Text">Alias /static /home/</text:span><text:span text:style-name="Source_20_Text"><text:span text:style-name="T30">kalid</text:span></text:span><text:span text:style-name="Source_20_Text">/</text:span><text:span text:style-name="Source_20_Text"><text:span text:style-name="T48">blinknet</text:span></text:span><text:span text:style-name="Source_20_Text">/stat</text:span><text:span text:style-name="Source_20_Text"><text:span text:style-name="T5">ic</text:span></text:span></text:p>
      <text:p text:style-name="P52"><text:span text:style-name="Source_20_Text"><text:s text:c="4"/>&lt;Directory /home/</text:span><text:span text:style-name="Source_20_Text"><text:span text:style-name="T30">kalid</text:span></text:span><text:span text:style-name="Source_20_Text">/</text:span><text:span text:style-name="Source_20_Text"><text:span text:style-name="T48">blinknet</text:span></text:span><text:span text:style-name="Source_20_Text">/static&gt;</text:span></text:p>
      <text:p text:style-name="P2"><text:span text:style-name="Source_20_Text"><text:s text:c="8"/>Require all granted</text:span></text:p>
      <text:p text:style-name="P21"><text:span text:style-name="Source_20_Text"><text:s text:c="4"/>&lt;/Directory&gt;</text:span></text:p>
      <text:p text:style-name="P53"><text:span text:style-name="Source_20_Text">Alias /static /home/</text:span><text:span text:style-name="Source_20_Text"><text:span text:style-name="T48">kalid</text:span></text:span><text:span text:style-name="Source_20_Text">/</text:span><text:span text:style-name="Source_20_Text"><text:span text:style-name="T48">blinknet</text:span></text:span><text:span text:style-name="Source_20_Text">/static</text:span><text:span text:style-name="Source_20_Text"><text:span text:style-name="T30">files</text:span></text:span></text:p>
      <text:p text:style-name="P52"><text:span text:style-name="Source_20_Text"><text:s text:c="4"/>&lt;Directory /home/</text:span><text:span text:style-name="Source_20_Text"><text:span text:style-name="T48">kalid</text:span></text:span><text:span text:style-name="Source_20_Text">/</text:span><text:span text:style-name="Source_20_Text"><text:span text:style-name="T48">blinknet</text:span></text:span><text:span text:style-name="Source_20_Text">/</text:span><text:span text:style-name="Source_20_Text">static</text:span><text:span text:style-name="Source_20_Text"><text:span text:style-name="T30">files</text:span></text:span><text:span text:style-name="Source_20_Text">&gt;</text:span></text:p>
      <text:p text:style-name="P2"><text:span text:style-name="Source_20_Text"><text:s text:c="8"/>Require all granted</text:span></text:p>
      <text:p text:style-name="P21"><text:span text:style-name="Source_20_Text"><text:s text:c="4"/>&lt;/Directory&gt;</text:span></text:p>
      <text:p text:style-name="P21"><text:span text:style-name="Source_20_Text"/></text:p>
      <text:p text:style-name="P51"><text:span text:style-name="Source_20_Text"><text:s text:c="3"/>&lt;Directory /home/</text:span><text:span text:style-name="Source_20_Text"><text:span text:style-name="T48">kalid</text:span></text:span><text:span text:style-name="Source_20_Text">/</text:span><text:span text:style-name="Source_20_Text"><text:span text:style-name="T48">blinknet</text:span></text:span><text:span text:style-name="Source_20_Text">/</text:span><text:span text:style-name="Source_20_Text"><text:span text:style-name="T48">remit</text:span></text:span><text:span text:style-name="Source_20_Text">&gt;</text:span></text:p>
      <text:p text:style-name="P2"><text:span text:style-name="Source_20_Text"><text:s text:c="8"/>&lt;Files wsgi.py&gt;</text:span></text:p>
      <text:p text:style-name="P2"><text:span text:style-name="Source_20_Text"><text:s text:c="12"/>Require all granted</text:span></text:p>
      <text:p text:style-name="P2"><text:span text:style-name="Source_20_Text"><text:s text:c="8"/>&lt;/Files&gt;</text:span></text:p>
      <text:p text:style-name="P21"><text:span text:style-name="Source_20_Text"><text:s text:c="4"/>&lt;/Directory&gt;</text:span></text:p>
      <text:p text:style-name="P21"><text:span text:style-name="Source_20_Text"/></text:p>
      <text:p text:style-name="P21"><text:span text:style-name="Source_20_Text"/></text:p>
      <text:p text:style-name="P53"><text:span text:style-name="Source_20_Text">WSGIDaemonProcess </text:span><text:span text:style-name="Source_20_Text"><text:span text:style-name="T48">blinknet</text:span></text:span><text:span text:style-name="Source_20_Text"> python-path=/home/</text:span><text:span text:style-name="Source_20_Text"><text:span text:style-name="T48">kalid</text:span></text:span><text:span text:style-name="Source_20_Text">/</text:span><text:span text:style-name="Source_20_Text"><text:span text:style-name="T48">blinknet</text:span></text:span><text:span text:style-name="Source_20_Text">/ python-home=/home/</text:span><text:span text:style-name="Source_20_Text"><text:span text:style-name="T48">kalid</text:span></text:span><text:span text:style-name="Source_20_Text">/</text:span><text:span text:style-name="Source_20_Text"><text:span text:style-name="T48">blinknet</text:span></text:span><text:span text:style-name="Source_20_Text">/</text:span><text:span text:style-name="Source_20_Text"><text:span text:style-name="T36">myprojectenv</text:span></text:span></text:p>
      <text:p text:style-name="P52"><text:span text:style-name="Source_20_Text"><text:s text:c="4"/>WSGIProcessGroup <text:s text:c="4"/></text:span><text:span text:style-name="Source_20_Text"><text:span text:style-name="T48">blinknet</text:span></text:span></text:p>
      <text:p text:style-name="P53"><text:span text:style-name="Source_20_Text"><text:s text:c="4"/>WSGIScriptAlias / /home/</text:span><text:span text:style-name="Source_20_Text"><text:span text:style-name="T48">kalid</text:span></text:span><text:span text:style-name="Source_20_Text">/</text:span><text:span text:style-name="Source_20_Text"><text:span text:style-name="T48">blinknet</text:span></text:span><text:span text:style-name="Source_20_Text">/</text:span><text:span text:style-name="Source_20_Text"><text:span text:style-name="T48">remit</text:span></text:span><text:span text:style-name="Source_20_Text">/wsgi.py</text:span></text:p>
      <text:p text:style-name="P21"><text:soft-page-break/><text:span text:style-name="Source_20_Text"/></text:p>
      <text:p text:style-name="P21"><text:span text:style-name="Source_20_Text"/></text:p>
      <text:p text:style-name="P21"><text:span text:style-name="Source_20_Text"/></text:p>
      <text:p text:style-name="P21"><text:span text:style-name="Source_20_Text"/></text:p>
      <text:p text:style-name="P1"><text:span text:style-name="Source_20_Text"/></text:p>
      <text:p text:style-name="P1"><text:span text:style-name="Source_20_Text"/></text:p>
      <text:p text:style-name="P2"><text:span text:style-name="Source_20_Text">python manage.py migrate –fake </text:span><text:span text:style-name="Source_20_Text"><text:span text:style-name="T6">remit</text:span></text:span></text:p>
      <text:p text:style-name="P25"/>
      <text:p text:style-name="P25"/>
      <text:p text:style-name="P25">python manage.py makemigrations</text:p>
      <text:p text:style-name="P25">python manage.py migrate</text:p>
      <text:p text:style-name="P20"><text:span text:style-name="Source_20_Text">python manage.py syncdb</text:span></text:p>
      <text:p text:style-name="P21"><text:span text:style-name="Source_20_Text"><text:span text:style-name="T7">python manage.py runserver </text:span></text:span><text:span text:style-name="Source_20_Text">0.0.0.0:8000</text:span></text:p>
      <text:p text:style-name="P20"><text:span text:style-name="Source_20_Text"/></text:p>
      <text:p text:style-name="P2"><text:span text:style-name="Source_20_Text"/></text:p>
      <text:p text:style-name="P2"><text:span text:style-name="Source_20_Text"><text:span text:style-name="T8">nano remit/settings.py</text:span></text:span></text:p>
      <text:p text:style-name="P2"><text:span text:style-name="Source_20_Text"><text:span text:style-name="T9">sudo service apache2 restart</text:span></text:span></text:p>
      <text:p text:style-name="P2"><text:span text:style-name="Source_20_Text"/></text:p>
      <text:p text:style-name="P26"><text:span text:style-name="Source_20_Text">BUYING DOMAIN NAME: http://www.jolis.net/ or one of the biggest providers called goDady: </text:span><text:a xlink:type="simple" xlink:href="https://uk.godaddy.com/offers/default.aspx" text:style-name="Internet_20_link" text:visited-style-name="Visited_20_Internet_20_Link"><text:span text:style-name="Source_20_Text">https://uk.godaddy.com/offers/default.aspx</text:span></text:a><text:a xlink:type="simple" xlink:href="https://uk.godaddy.com/offers/default.aspx?tmskey=1dom_03&amp;isc=goflaf05&amp;countrview=1" text:style-name="Internet_20_link" text:visited-style-name="Visited_20_Internet_20_Link"><text:span text:style-name="Source_20_Text">?</text:span></text:a></text:p>
      <text:p text:style-name="P26"><text:span text:style-name="Source_20_Text"/></text:p>
      <text:p text:style-name="P27"><text:span text:style-name="Source_20_Text"><text:span text:style-name="T10">REGISTERING FREE DOMAIN NAME:</text:span></text:span></text:p>
      <text:p text:style-name="P27"><text:a xlink:type="simple" xlink:href="http://www.freenom.com/" text:style-name="Internet_20_link" text:visited-style-name="Visited_20_Internet_20_Link"><text:span text:style-name="Source_20_Text">http://www.freenom.com</text:span></text:a></text:p>
      <text:p text:style-name="P28"><text:span text:style-name="Source_20_Text"><text:span text:style-name="T12">LIVE STATIC SETTINGS</text:span></text:span></text:p>
      <text:p text:style-name="P28"><text:span text:style-name="Source_20_Text"><text:span text:style-name="T13"># Static files (CSS, JavaScript, Images)</text:span></text:span></text:p>
      <text:p text:style-name="P28"><text:span text:style-name="Source_20_Text"><text:span text:style-name="T13"># https://docs.djangoproject.com/en/1.11/howto/static-files/</text:span></text:span></text:p>
      <text:p text:style-name="P28"><text:span text:style-name="Source_20_Text"/></text:p>
      <text:p text:style-name="P28"><text:span text:style-name="Source_20_Text"><text:span text:style-name="T13">STATIC_URL = '/static/'</text:span></text:span></text:p>
      <text:p text:style-name="P28"><text:span text:style-name="Source_20_Text"/></text:p>
      <text:p text:style-name="P28"><text:span text:style-name="Source_20_Text"><text:span text:style-name="T13"># Add these new lines</text:span></text:span></text:p>
      <text:p text:style-name="P28"><text:span text:style-name="Source_20_Text"><text:span text:style-name="T13">STATICFILES_DIRS = (</text:span></text:span></text:p>
      <text:p text:style-name="P28"><text:span text:style-name="Source_20_Text"><text:span text:style-name="T13"><text:s text:c="4"/>os.path.join(BASE_DIR, 'static'),</text:span></text:span></text:p>
      <text:p text:style-name="P28"><text:span text:style-name="Source_20_Text"><text:span text:style-name="T13">)</text:span></text:span></text:p>
      <text:p text:style-name="P28"><text:span text:style-name="Source_20_Text"/></text:p>
      <text:p text:style-name="P28"><text:span text:style-name="Source_20_Text"><text:span text:style-name="T13">STATIC_ROOT = os.path.join(BASE_DIR, 'staticfiles')</text:span></text:span></text:p>
      <text:p text:style-name="P28"><text:span text:style-name="Source_20_Text"/></text:p>
      <text:p text:style-name="P28"><text:span text:style-name="Source_20_Text"><text:span text:style-name="T14">python </text:span></text:span><text:span text:style-name="Source_20_Text">manage.py collectstatic</text:span></text:p>
      <text:p text:style-name="P28"><text:span text:style-name="Source_20_Text"/></text:p>
      <text:p text:style-name="P28"><text:span text:style-name="Source_20_Text"/></text:p>
      <text:p text:style-name="P28"><text:span text:style-name="Source_20_Text"><text:span text:style-name="T16">Search engine optimization</text:span></text:span></text:p>
      <text:p text:style-name="P28"><text:a xlink:type="simple" xlink:href="https://secure.jolis.net/packages.php?tid=44" text:style-name="Internet_20_link" text:visited-style-name="Visited_20_Internet_20_Link"><text:span text:style-name="Source_20_Text">https://secure.jolis.net/packages.php?tid=44</text:span></text:a></text:p>
      <text:p text:style-name="P28"><text:span text:style-name="Source_20_Text"/></text:p>
      <text:p text:style-name="P28"><text:span text:style-name="Source_20_Text"><text:span text:style-name="T17">htt to https</text:span></text:span></text:p>
      <text:p text:style-name="P28"><text:a xlink:type="simple" xlink:href="https://secure.jolis.net/packages.php?tid=1" office:target-frame-name="_blank" xlink:show="new" text:style-name="Internet_20_link" text:visited-style-name="Visited_20_Internet_20_Link"><text:span text:style-name="Source_20_Text">https://secure.jolis.net/packages.php?tid=1</text:span></text:a></text:p>
      <text:p text:style-name="P28"><text:span text:style-name="Source_20_Text"/></text:p>
      <text:p text:style-name="P28"><text:span text:style-name="Source_20_Text"><text:span text:style-name="T23">CHANGING http to http and https:</text:span></text:span></text:p>
      <text:p text:style-name="P28"><text:soft-page-break/><text:span text:style-name="Source_20_Text"><text:span text:style-name="T24">Before getting ssl certificate use:</text:span></text:span><text:span text:style-name="Source_20_Text"><text:span text:style-name="T25">https://stackoverflow.com/questions/42501674/letsencrypt-ssl-certificate-error</text:span></text:span></text:p>
      <text:p text:style-name="P28"><text:span text:style-name="Source_20_Text"><text:span text:style-name="T26">After getting: </text:span></text:span><text:span text:style-name="Source_20_Text"><text:span text:style-name="T22">https://certbot.eff.org</text:span></text:span></text:p>
      <text:p text:style-name="P28"><text:span text:style-name="Source_20_Text"/></text:p>
      <text:p text:style-name="P28"><text:span text:style-name="Source_20_Text"/></text:p>
      <text:p text:style-name="P29"><text:span text:style-name="Source_20_Text"><text:span text:style-name="T27">EXAMPLE:(LETS ENCRIPT ERROR)</text:span></text:span></text:p>
      <text:p text:style-name="P31"><text:span text:style-name="Source_20_Text"><text:span text:style-name="T25">https://stackoverflow.com/questions/42501674/letsencrypt-ssl-certificate-error</text:span></text:span></text:p>
      <text:p text:style-name="P32"><text:span text:style-name="Source_20_Text">sudo cp 000-default.conf healthstonehosp.com.conf</text:span></text:p>
      <text:p text:style-name="P29"><text:span text:style-name="Source_20_Text"/></text:p>
      <text:p text:style-name="P29"><text:span text:style-name="Source_20_Text"/></text:p>
      <text:p text:style-name="P3"><text:span text:style-name="Source_20_Text">ServerName www.healthstonehosp</text:span><text:span text:style-name="Source_20_Text"><text:span text:style-name="T28">.com</text:span></text:span><text:span text:style-name="Source_20_Text"> [You domain name]</text:span></text:p>
      <text:p text:style-name="P4"><text:span text:style-name="Source_20_Text">ServerAdmin kalidshaban593@gmail.com [Email of webmaster]</text:span></text:p>
      <text:p text:style-name="P22"><text:span text:style-name="Source_20_Text">DocumentRoot /</text:span><text:span text:style-name="Source_20_Text"><text:span text:style-name="T29">home/kalid/Healthstone/</text:span></text:span><text:span text:style-name="Source_20_Text"> [The root of you website's files which the domain will open]</text:span></text:p>
      <text:p text:style-name="P29"><text:span text:style-name="Source_20_Text"/></text:p>
      <text:p text:style-name="P27"><text:span text:style-name="Source_20_Text"/></text:p>
      <text:p text:style-name="P27"><text:span text:style-name="Source_20_Text"/></text:p>
      <text:p text:style-name="P30"><text:span text:style-name="Source_20_Text"><text:span text:style-name="T11">DOMAIN: </text:span></text:span><text:span text:style-name="Source_20_Text">healthstonehosp.com</text:span></text:p>
      <text:p text:style-name="P30"><text:span text:style-name="Source_20_Text"/></text:p>
      <text:p text:style-name="P30"><text:span text:style-name="Source_20_Text"/></text:p>
      <text:p text:style-name="P30"/>
      <text:p text:style-name="P33"><text:span text:style-name="Source_20_Text"><text:span text:style-name="T31">ALLOWED_HOSTS = ['www.healthstonehosp.com', 'http://healthstonehosp.com', 'https://healthstonehosp.com', '</text:span></text:span><text:a xlink:type="simple" xlink:href="https://healthstonehosp.com/" text:style-name="Internet_20_link" text:visited-style-name="Visited_20_Internet_20_Link"><text:span text:style-name="Source_20_Text"><text:span text:style-name="T31">https://healthstonehosp.com</text:span></text:span></text:a><text:span text:style-name="Source_20_Text"><text:span text:style-name="T31">']</text:span></text:span></text:p>
      <text:p text:style-name="P33"><text:span text:style-name="Source_20_Text"/></text:p>
      <text:p text:style-name="P33"><text:span text:style-name="Source_20_Text"/></text:p>
      <text:p text:style-name="P34"><text:span text:style-name="Source_20_Text"><text:span text:style-name="T18">ERROR: CANNO OPEN FILE</text:span></text:span></text:p>
      <text:p text:style-name="P34"><text:span text:style-name="Source_20_Text"><text:span text:style-name="T18">SOLN</text:span></text:span></text:p>
      <text:p text:style-name="P34"><text:span text:style-name="Source_20_Text">chmod a+w db.sqlite3</text:span></text:p>
      <text:p text:style-name="P34"><text:span text:style-name="Source_20_Text"><text:span text:style-name="T15"/></text:span></text:p>
      <text:p text:style-name="P35"><text:span text:style-name="Source_20_Text"><text:span text:style-name="T19">SOLN</text:span></text:span></text:p>
      <text:p text:style-name="P50"><text:span text:style-name="Source_20_Text">root@fiq:/home/django/django_project# chmod 777 db.sqlite3</text:span></text:p>
      <text:p text:style-name="Text_20_body">root@fiq:/home/django/django_project# cd ..</text:p>
      <text:p text:style-name="Text_20_body">root@fiq:/home/django# chmod 777 *</text:p>
      <text:p text:style-name="P35"><text:span text:style-name="Source_20_Text"><text:tab/></text:span></text:p>
      <text:p text:style-name="P36"><text:span text:style-name="Source_20_Text"><text:span text:style-name="T20">PULLING THE LATEST BRANCH FROM GITHUB</text:span></text:span></text:p>
      <text:p text:style-name="P36"><text:span text:style-name="Source_20_Text"><text:span text:style-name="T33">1. </text:span></text:span><text:span text:style-name="Source_20_Text"><text:span text:style-name="T32">git fetch will grab the latest list of branches.</text:span></text:span></text:p>
      <text:p text:style-name="P36"><text:span text:style-name="Source_20_Text"><text:span text:style-name="T33">2. </text:span></text:span><text:span text:style-name="Source_20_Text"><text:span text:style-name="T32">git checkout MyNewBranch</text:span></text:span></text:p>
      <text:p text:style-name="P36"/>
      <text:p text:style-name="P36"/>
      <text:p text:style-name="P44">sudo daphne <text:span text:style-name="T34">multichat.</text:span>asgi:channel_layer --port 80 --bind 0.0.0.0 -v2</text:p>
      <text:p text:style-name="P37">sudo python manage.py runworker -v2</text:p>
      <text:p text:style-name="P37"/>
      <text:p text:style-name="P37"/>
      <text:p text:style-name="P5">daphne <text:span text:style-name="T34">multichat</text:span>.asgi:channel_layer</text:p>
      <text:p text:style-name="P37"/>
      <text:p text:style-name="P6"><text:span text:style-name="Source_20_Text">web: gunicorn </text:span><text:span text:style-name="Source_20_Text"><text:span text:style-name="T35">multichat</text:span></text:span><text:span text:style-name="Source_20_Text">.wsgi --log-file -</text:span></text:p>
      <text:p text:style-name="P37"/>
      <text:p text:style-name="P39"><text:span text:style-name="T21">DJANGO </text:span><text:span text:style-name="T15">CHANNELS</text:span> <text:soft-page-break/>GUID:<text:a xlink:type="simple" xlink:href="https://blog.heroku.com/in_deep_with_django_channels_the_future_of_real_time_apps_in_django" text:style-name="Internet_20_link" text:visited-style-name="Visited_20_Internet_20_Link">https://blog.heroku.com/in_deep_with_django_channels_the_future_of_real_time_apps_in_django</text:a></text:p>
      <text:p text:style-name="P39"/>
      <text:p text:style-name="P40"><text:a xlink:type="simple" xlink:href="https://www.digitalocean.com/community/tutorials/how-to-use-apache-http-server-as-reverse-proxy-using-mod_proxy-extension" text:style-name="Internet_20_link" text:visited-style-name="Visited_20_Internet_20_Link">https://www.digitalocean.com/community/tutorials/how-to-use-apache-http-server-as-reverse-</text:a><text:a xlink:type="simple" xlink:href="https://www.digitalocean.com/community/tutorials/how-to-use-apache-http-server-as-reverse-proxy-using-mod_proxy-extension" text:style-name="Internet_20_link" text:visited-style-name="Visited_20_Internet_20_Link">proxy-using-mod_proxy-extension</text:a></text:p>
      <text:p text:style-name="P40"/>
      <text:p text:style-name="P40"/>
      <text:p text:style-name="P40"/>
      <text:p text:style-name="P40"/>
      <text:p text:style-name="P41"><text:span text:style-name="Source_20_Text">&lt;VirtualHost *:*&gt;<text:line-break/>ProxyPreserveHost On<text:line-break/>ProxyPass / http</text:span><text:span text:style-name="Source_20_Text"><text:span text:style-name="T38">s</text:span></text:span><text:span text:style-name="Source_20_Text">://</text:span><text:span text:style-name="Source_20_Text"><text:span text:style-name="T38">www.healthstonehosp.com</text:span></text:span><text:span text:style-name="Source_20_Text">/<text:line-break/>ProxyPassReverse / http</text:span><text:span text:style-name="Source_20_Text"><text:span text:style-name="T38">s</text:span></text:span><text:span text:style-name="Source_20_Text">://</text:span><text:span text:style-name="Source_20_Text"><text:span text:style-name="T38">www.healthstonehosp.com</text:span></text:span><text:span text:style-name="Source_20_Text">/<text:line-break/>ServerName </text:span><text:span text:style-name="Source_20_Text"><text:span text:style-name="T38">www.healthstonehosp.com</text:span></text:span><text:span text:style-name="Source_20_Text"><text:line-break/>&lt;/VirtualHost&gt; <text:line-break/></text:span></text:p>
      <text:p text:style-name="P41"><text:span text:style-name="Source_20_Text"/></text:p>
      <text:p text:style-name="P41"><text:span text:style-name="Source_20_Text"/></text:p>
      <text:p text:style-name="P7"><text:span text:style-name="Source_20_Text">Listen 443</text:span></text:p>
      <text:p text:style-name="Preformatted_20_Text"/>
      <text:p text:style-name="Preformatted_20_Text"><text:span text:style-name="Source_20_Text">NameVirtualHost *:443</text:span></text:p>
      <text:p text:style-name="Preformatted_20_Text"><text:span text:style-name="Source_20_Text">&lt;VirtualHost *:443&gt;</text:span></text:p>
      <text:p text:style-name="Preformatted_20_Text"/>
      <text:p text:style-name="Preformatted_20_Text"><text:span text:style-name="Source_20_Text"><text:s text:c="4"/>SSLEngine On</text:span></text:p>
      <text:p text:style-name="Preformatted_20_Text"/>
      <text:p text:style-name="Preformatted_20_Text"><text:span text:style-name="Source_20_Text"><text:s text:c="4"/># Set the path to SSL certificate</text:span></text:p>
      <text:p text:style-name="Preformatted_20_Text"><text:span text:style-name="Source_20_Text"><text:s text:c="4"/># Usage: SSLCertificateFile /path/to/cert.pem</text:span></text:p>
      <text:p text:style-name="P13"><text:span text:style-name="Source_20_Text"><text:s text:c="4"/>SSLCertificateFile </text:span><text:span text:style-name="Source_20_Text"><text:span text:style-name="T39">/etc/letsencrypt/live/www.healthstonehosp.com/fullchain.pem</text:span></text:span></text:p>
      <text:p text:style-name="Preformatted_20_Text"/>
      <text:p text:style-name="Preformatted_20_Text"/>
      <text:p text:style-name="Preformatted_20_Text"><text:span text:style-name="Source_20_Text"><text:s text:c="4"/># Servers to proxy the connection, or;</text:span></text:p>
      <text:p text:style-name="Preformatted_20_Text"><text:span text:style-name="Source_20_Text"><text:s text:c="4"/># List of application servers:</text:span></text:p>
      <text:p text:style-name="Preformatted_20_Text"><text:span text:style-name="Source_20_Text"><text:s text:c="4"/># Usage:</text:span></text:p>
      <text:p text:style-name="Preformatted_20_Text"><text:span text:style-name="Source_20_Text"><text:s text:c="4"/># ProxyPass / http://[IP Addr.]:[port]/</text:span></text:p>
      <text:p text:style-name="Preformatted_20_Text"><text:span text:style-name="Source_20_Text"><text:s text:c="4"/># ProxyPassReverse / http://[IP Addr.]:[port]/</text:span></text:p>
      <text:p text:style-name="Preformatted_20_Text"><text:span text:style-name="Source_20_Text"><text:s text:c="4"/># Example: </text:span></text:p>
      <text:p text:style-name="P12"><text:span text:style-name="Source_20_Text"><text:s text:c="4"/>ProxyPass / http://159.203.133.156/</text:span></text:p>
      <text:p text:style-name="P12"><text:span text:style-name="Source_20_Text"><text:s text:c="4"/>ProxyPassReverse / http://159.203.133.156/</text:span></text:p>
      <text:p text:style-name="Preformatted_20_Text"/>
      <text:p text:style-name="Preformatted_20_Text"><text:span text:style-name="Source_20_Text"><text:s text:c="4"/># Or, balance the load:</text:span></text:p>
      <text:p text:style-name="Preformatted_20_Text"><text:span text:style-name="Source_20_Text"><text:s text:c="4"/># ProxyPass / balancer://balancer_cluster_name</text:span></text:p>
      <text:p text:style-name="Preformatted_20_Text"/>
      <text:p text:style-name="P19"><text:span text:style-name="Source_20_Text">&lt;/VirtualHost&gt;</text:span></text:p>
      <text:p text:style-name="P42"><text:span text:style-name="Source_20_Text">/etc/letsencrypt/live/</text:span><text:span text:style-name="Source_20_Text"><text:span text:style-name="T38">www.healthstonehosp.com</text:span></text:span><text:span text:style-name="Source_20_Text">/fullchain.pem</text:span></text:p>
      <text:p text:style-name="P8"><text:span text:style-name="Source_20_Text">&lt;VirtualHost *:80&gt;</text:span></text:p>
      <text:p text:style-name="P13"><text:span text:style-name="Source_20_Text">ServerName <text:s/></text:span><text:span text:style-name="Source_20_Text"><text:span text:style-name="T38">www.healthstonehosp.com</text:span></text:span></text:p>
      <text:p text:style-name="P13"><text:span text:style-name="Source_20_Text">Redirect / https://</text:span><text:span text:style-name="Source_20_Text"><text:span text:style-name="T38">www.healthstonehosp.com</text:span></text:span><text:span text:style-name="Source_20_Text">/</text:span></text:p>
      <text:p text:style-name="Preformatted_20_Text"><text:span text:style-name="Source_20_Text">&lt;/VirtualHost&gt;</text:span></text:p>
      <text:p text:style-name="Preformatted_20_Text"/>
      <text:p text:style-name="Preformatted_20_Text"><text:span text:style-name="Source_20_Text">&lt;VirtualHost *:443&gt;</text:span></text:p>
      <text:p text:style-name="P13"><text:span text:style-name="Source_20_Text">ServerName <text:s/></text:span><text:span text:style-name="Source_20_Text"><text:span text:style-name="T38">www.healthstonehosp.com</text:span></text:span></text:p>
      <text:p text:style-name="Preformatted_20_Text"><text:span text:style-name="Source_20_Text">SSLEngine on</text:span></text:p>
      <text:p text:style-name="P15"><text:span text:style-name="Source_20_Text">SSLCertificateFile </text:span><text:span text:style-name="Source_20_Text"><text:span text:style-name="T39">/etc/letsencrypt/live/www.healthstonehosp.com/fullchain.pem</text:span></text:span></text:p>
      <text:p text:style-name="P14"><text:span text:style-name="Source_20_Text">SSLCertificateKeyFile /</text:span><text:span text:style-name="Source_20_Text"><text:span text:style-name="T40">/etc/ssl/private/ssl-cert-snakeoil.key</text:span></text:span></text:p>
      <text:p text:style-name="Preformatted_20_Text"><text:span text:style-name="Source_20_Text">ErrorLog /path/to/logs/publicaname.example.com-ssl-error.log</text:span></text:p>
      <text:p text:style-name="Preformatted_20_Text"><text:span text:style-name="Source_20_Text">CustomLog /path/to/logs/publicaname.example.com-ssl.log combined</text:span></text:p>
      <text:p text:style-name="Preformatted_20_Text"/>
      <text:p text:style-name="P43"><text:soft-page-break/><text:span text:style-name="Source_20_Text">ProxyPass / http</text:span><text:span text:style-name="Source_20_Text"><text:span text:style-name="T38">s</text:span></text:span><text:span text:style-name="Source_20_Text">://</text:span><text:span text:style-name="Source_20_Text"><text:span text:style-name="T38">www.healthstonehosp.com</text:span></text:span><text:span text:style-name="Source_20_Text">/<text:line-break/>ProxyPassReverse / http</text:span><text:span text:style-name="Source_20_Text"><text:span text:style-name="T38">s</text:span></text:span><text:span text:style-name="Source_20_Text">://</text:span><text:span text:style-name="Source_20_Text"><text:span text:style-name="T38">www.healthstonehosp.com</text:span></text:span><text:span text:style-name="Source_20_Text">/</text:span></text:p>
      <text:p text:style-name="P19"><text:span text:style-name="Source_20_Text">&lt;/VirtualHost&gt;</text:span></text:p>
      <text:p text:style-name="P42"><text:span text:style-name="Source_20_Text"/></text:p>
      <text:p text:style-name="P9"><text:span text:style-name="Source_20_Text">uwsgi --http :8080 --home /home/</text:span><text:span text:style-name="Source_20_Text"><text:span text:style-name="T44">kalid</text:span></text:span><text:span text:style-name="Source_20_Text">/Env/</text:span><text:span text:style-name="Source_20_Text"><text:span text:style-name="T45">multichat</text:span></text:span><text:span text:style-name="Source_20_Text"> --chdir /home/</text:span><text:span text:style-name="Source_20_Text"><text:span text:style-name="T44">kalid</text:span></text:span><text:span text:style-name="Source_20_Text">/</text:span><text:span text:style-name="Source_20_Text"><text:span text:style-name="T45">multichat</text:span></text:span><text:span text:style-name="Source_20_Text"> -w </text:span><text:span text:style-name="Source_20_Text"><text:span text:style-name="T45">multichat</text:span></text:span><text:span text:style-name="Source_20_Text">.wsgi</text:span></text:p>
      <text:p text:style-name="P42"/>
      <text:p text:style-name="P10"><text:span text:style-name="Source_20_Text">sudo nano </text:span><text:span text:style-name="Source_20_Text"><text:span text:style-name="T45">multichat</text:span></text:span><text:span text:style-name="Source_20_Text">.ini</text:span></text:p>
      <text:p text:style-name="P42"/>
      <text:p text:style-name="P8"><text:span text:style-name="Source_20_Text">[uwsgi]</text:span></text:p>
      <text:p text:style-name="P16"><text:span text:style-name="Source_20_Text">project = <text:s/></text:span><text:span text:style-name="Source_20_Text"><text:span text:style-name="T45">multichat</text:span></text:span></text:p>
      <text:p text:style-name="Preformatted_20_Text"><text:span text:style-name="Source_20_Text">base = /home/</text:span><text:span text:style-name="Source_20_Text"><text:span text:style-name="T46">kalid</text:span></text:span></text:p>
      <text:p text:style-name="Preformatted_20_Text"/>
      <text:p text:style-name="Preformatted_20_Text"><text:span text:style-name="Source_20_Text">chdir = %(base)/%(project)</text:span></text:p>
      <text:p text:style-name="Preformatted_20_Text"><text:span text:style-name="Source_20_Text">home = %(base)/Env/%(project)</text:span></text:p>
      <text:p text:style-name="Preformatted_20_Text"><text:span text:style-name="Source_20_Text">module = %(project).wsgi:application</text:span></text:p>
      <text:p text:style-name="Preformatted_20_Text"/>
      <text:p text:style-name="Preformatted_20_Text"><text:span text:style-name="Source_20_Text">master = true</text:span></text:p>
      <text:p text:style-name="Preformatted_20_Text"><text:span text:style-name="Source_20_Text">processes = 5</text:span></text:p>
      <text:p text:style-name="Preformatted_20_Text"/>
      <text:p text:style-name="Preformatted_20_Text"><text:span text:style-name="Source_20_Text">socket = %(base)/%(project)/%(project).sock</text:span></text:p>
      <text:p text:style-name="Preformatted_20_Text"><text:span text:style-name="Source_20_Text">chmod-socket = 664</text:span></text:p>
      <text:p text:style-name="P19"><text:span text:style-name="Source_20_Text">vacuum = true</text:span></text:p>
      <text:p text:style-name="P8"><text:span text:style-name="Source_20_Text">description "uWSGI application server in Emperor mode"</text:span></text:p>
      <text:p text:style-name="Preformatted_20_Text"/>
      <text:p text:style-name="Preformatted_20_Text"><text:span text:style-name="Source_20_Text">start on runlevel [2345]</text:span></text:p>
      <text:p text:style-name="Preformatted_20_Text"><text:span text:style-name="Source_20_Text">stop on runlevel [!2345]</text:span></text:p>
      <text:p text:style-name="Preformatted_20_Text"/>
      <text:p text:style-name="P16"><text:span text:style-name="Source_20_Text">setuid </text:span><text:span text:style-name="Source_20_Text"><text:span text:style-name="T46">kalid</text:span></text:span></text:p>
      <text:p text:style-name="Preformatted_20_Text"><text:span text:style-name="Source_20_Text">setgid www-data</text:span></text:p>
      <text:p text:style-name="Preformatted_20_Text"/>
      <text:p text:style-name="P19"><text:span text:style-name="Source_20_Text">exec /usr/local/bin/uwsgi --emperor /etc/uwsgi/sites</text:span></text:p>
      <text:p text:style-name="P11"><text:span text:style-name="Source_20_Text">sudo nano /etc/nginx/sites-available/</text:span><text:span text:style-name="Source_20_Text"><text:span text:style-name="T45">multichat</text:span></text:span></text:p>
      <text:p text:style-name="P42"/>
      <text:p text:style-name="P42"/>
      <text:p text:style-name="P42"/>
      <text:p text:style-name="P42"/>
      <text:p text:style-name="P42"/>
      <text:p text:style-name="P8"><text:span text:style-name="Source_20_Text">server {</text:span></text:p>
      <text:p text:style-name="P17"><text:span text:style-name="Source_20_Text"><text:s text:c="4"/>listen 80;</text:span></text:p>
      <text:p text:style-name="P17"><text:span text:style-name="Source_20_Text"><text:s text:c="4"/>server_name </text:span><text:span text:style-name="Source_20_Text"><text:span text:style-name="T47">healthstonehosp.com</text:span></text:span><text:span text:style-name="Source_20_Text"> www.</text:span><text:span text:style-name="Source_20_Text"><text:span text:style-name="T47">healthstonehosp.com</text:span></text:span><text:span text:style-name="Source_20_Text">;</text:span></text:p>
      <text:p text:style-name="Preformatted_20_Text"/>
      <text:p text:style-name="Preformatted_20_Text"><text:span text:style-name="Source_20_Text"><text:s text:c="4"/>location = /favicon.ico { access_log off; log_not_found off; }</text:span></text:p>
      <text:p text:style-name="Preformatted_20_Text"><text:span text:style-name="Source_20_Text"><text:s text:c="4"/>location /static/ {</text:span></text:p>
      <text:p text:style-name="P17"><text:span text:style-name="Source_20_Text"><text:s text:c="8"/>root /home/</text:span><text:span text:style-name="Source_20_Text"><text:span text:style-name="T47">kalid</text:span></text:span><text:span text:style-name="Source_20_Text">/</text:span><text:span text:style-name="Source_20_Text"><text:span text:style-name="T45">multichat</text:span></text:span><text:span text:style-name="Source_20_Text">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location / {</text:span></text:p>
      <text:p text:style-name="Preformatted_20_Text"><text:span text:style-name="Source_20_Text"><text:s text:c="8"/>include <text:s text:c="8"/>uwsgi_params;</text:span></text:p>
      <text:p text:style-name="P17"><text:span text:style-name="Source_20_Text"><text:s text:c="8"/>uwsgi_pass <text:s text:c="5"/>unix:/home/</text:span><text:span text:style-name="Source_20_Text"><text:span text:style-name="T47">kalid</text:span></text:span><text:span text:style-name="Source_20_Text">/</text:span><text:span text:style-name="Source_20_Text"><text:span text:style-name="T45">multichat</text:span></text:span><text:span text:style-name="Source_20_Text">/</text:span><text:span text:style-name="Source_20_Text"><text:span text:style-name="T45">multichat</text:span></text:span><text:span text:style-name="Source_20_Text">.sock;</text:span></text:p>
      <text:p text:style-name="Preformatted_20_Text"><text:span text:style-name="Source_20_Text"><text:s text:c="4"/>}</text:span></text:p>
      <text:p text:style-name="P19"><text:span text:style-name="Source_20_Text">}</text:span></text:p>
      <text:p text:style-name="P11"><text:span text:style-name="Source_20_Text">sudo ln -s /etc/nginx/sites-available/</text:span><text:span text:style-name="Source_20_Text"><text:span text:style-name="T45">multichat</text:span></text:span><text:span text:style-name="Source_20_Text"> /etc/nginx/sites-enabled</text:span></text:p>
      <text:p text:style-name="P42"/>
      <text:p text:style-name="P42"/>
      <text:p text:style-name="P42"/>
      <text:p text:style-name="P47"><text:soft-page-break/></text:p>
      <text:p text:style-name="P48">PROBLEMS</text:p>
      <text:p text:style-name="P18">remote: warning: Large files detected.</text:p>
      <text:p text:style-name="P19"># remote: warning: File big_file is 55.00 MB; this is larger than GitHub's recommended maximum file size of 50 MB</text:p>
      <text:p text:style-name="P46"/>
      <text:p text:style-name="P46">SOLUTION</text:p>
      <text:p text:style-name="P46">https://help.github.com/enterprise/11.10.340/user/articles/working-with-large-fil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21:16:47.070251478</meta:creation-date>
    <dc:date>2017-11-26T12:37:59.946768541</dc:date>
    <meta:editing-duration>P1DT2H43M6S</meta:editing-duration>
    <meta:editing-cycles>83</meta:editing-cycles>
    <meta:generator>LibreOffice/5.1.6.2$Linux_X86_64 LibreOffice_project/10m0$Build-2</meta:generator>
    <meta:document-statistic meta:table-count="0" meta:image-count="0" meta:object-count="0" meta:page-count="6" meta:paragraph-count="149" meta:word-count="510" meta:character-count="6209" meta:non-whitespace-character-count="5640"/>
  </office:meta>
</office:document-meta>
</file>